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text-properties officeooo:paragraph-rsid="000e498b"/>
    </style:style>
    <style:style style:name="P3" style:family="paragraph" style:parent-style-name="Standard">
      <style:text-properties officeooo:rsid="000e498b" officeooo:paragraph-rsid="000e498b"/>
    </style:style>
    <style:style style:name="T1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2" style:family="text">
      <style:text-properties officeooo:rsid="000e4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la a todos!</text:span><text:line-break/><text:span text:style-name="T1">Hace poco empecé con una serie vídeos con ejercicios supersencillos de FreeCAD, el software libre para diseño industrial 3D. Les agradecería si pudieran visitarlo y sobre todo su opinión al respecto.</text:span> </text:p>
      <text:p text:style-name="Standard"/>
      <text:p text:style-name="Standard"/>
      <text:p text:style-name="P1"><text:span text:style-name="T1">Ya en el 4° ejercicio de prácticas básicas con FreeCAD. No dudes más y aprende el uso correcto de este y otros programas de diseño industrial 3D </text:span> </text:p>
      <text:p text:style-name="Standard"/>
      <text:p text:style-name="Standard">Y Hola Hola que tal amigos y amigas diseñadores, Bienvenidos <text:s/>a esta serie de microtutoriales de practicas basicas con FreeCAD que traemos de manera totalmente gratuita aquí en BERSERK.DESIGN.</text:p>
      <text:p text:style-name="Standard">FreeCAD es un programa multiplataforma de modelado paramétrico 3D, En donde la geometria es controlada por parámetros que definen su diseño en tamaño y forma. Es de código abierto y completamente modular, lo que permite <text:s/>un avanzado nivel de ampliación y personalización del mismo.</text:p>
      <text:p text:style-name="Standard">FreeCAD está orientado al usuario doméstico/aficionado, a usuarios experimentados de CAD y a programadores.</text:p>
      <text:p text:style-name="Standard">Puedes descargarlo desde la página oficial de FreeCAD en freecadweb.org donde podras encontrar version para windows, ubuntu y mac</text:p>
      <text:p text:style-name="Standard">Si nunca has dibujado en FreeCAD no te preocupes ya que no es un requisito, aquí <text:s/>empezaremos con ejercicios super sencillos, por lo pronto solo ocuparemos las herramientas de Croquis y Operaciones y posteriormente tomaremos algunos de mayor grado de complejidad </text:p>
      <text:p text:style-name="Standard">las imágenes que has visto a lo largo de este vídeo son parte de la galería mostrada en la web y otras propias, seguro que con estas te darás cuenta del alcance de esta herramienta</text:p>
      <text:p text:style-name="Standard">Si tienes alguna duda o sugerencia ponla en la caja de comentarios o en mis redes sociales</text:p>
      <text:p text:style-name="Standard">suscribete a mi canal y activas las notificaciones Espero que esta serie de videos sean de tu agrado y te veo en el proximo video</text:p>
      <text:p text:style-name="Standard"/>
      <text:p text:style-name="P2">Si tienes alguna duda o sugerencia ponla en la caja de comentarios o en <text:span text:style-name="T2">nuestras redes sociales</text:span></text:p>
      <text:p text:style-name="P2">suscribete <text:span text:style-name="T2">a este canal de Mecatronica latam</text:span> y activas las notificaciones Esper<text:span text:style-name="T2">amos</text:span> que esta serie de videos sean de tu agrado y te veo en el proximo video</text:p>
      <text:p text:style-name="P2"/>
      <text:p text:style-name="P3">Yo soy Alejandro Alvarez y estás en mecatrónica LAT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02:45.799000000</meta:creation-date>
    <dc:date>2018-05-28T20:03:16.669000000</dc:date>
    <meta:editing-duration>PT3H53M17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3" meta:word-count="339" meta:character-count="2034" meta:non-whitespace-character-count="1701"/>
  </office:meta>
</office:document-meta>
</file>